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f64c" style:font-weight-asian="bold" style:font-weight-complex="bold"/>
    </style:style>
    <style:style style:name="T3" style:family="text">
      <style:text-properties fo:font-weight="normal" officeooo:rsid="001c6be2" style:font-weight-asian="normal" style:font-weight-complex="normal"/>
    </style:style>
    <style:style style:name="T4" style:family="text">
      <style:text-properties fo:font-weight="normal" officeooo:rsid="001094ec" style:font-weight-asian="normal" style:font-weight-complex="normal"/>
    </style:style>
    <style:style style:name="T5" style:family="text">
      <style:text-properties fo:font-weight="normal" officeooo:rsid="001e4052" style:font-weight-asian="normal" style:font-weight-complex="normal"/>
    </style:style>
    <style:style style:name="T6" style:family="text">
      <style:text-properties fo:font-weight="normal" officeooo:rsid="001ef64c" style:font-weight-asian="normal" style:font-weight-complex="normal"/>
    </style:style>
    <style:style style:name="T7" style:family="text">
      <style:text-properties officeooo:rsid="001c6be2"/>
    </style:style>
    <style:style style:name="T8" style:family="text">
      <style:text-properties officeooo:rsid="001e4052"/>
    </style:style>
    <style:style style:name="T9" style:family="text">
      <style:text-properties officeooo:rsid="001ef6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6">No es exacta</text:span><text:span text:style-name="T3">. </text:span><text:span text:style-name="T6">Para que sea exacta debe ser de la forma M(x,y) + N(x,y)dydx = 0. La que hemos propuesto es de la forma f(x,y)=g(x,y)dydx. Es decir, es de la forma, f(x,y) – g(x,y)dydx. <text:s/>Para que fuese exacta, la condición debería ser df(x,y)/dx=-dg(x,y)/dy. Esta ecuación es </text:span><text:span text:style-name="T2">homogénea. </text:span><text:span text:style-name="T6">Tienes</text:span><text:span text:style-name="T2"> </text:span><text:span text:style-name="T6">5/10.</text:span></text:p>
      <text:p text:style-name="P7"/>
      <text:p text:style-name="P2"><text:span text:style-name="T1">Ejercicio 2:</text:span> <text:span text:style-name="T7">Perfecto</text:span> (<text:span text:style-name="T7">10</text:span>/10).</text:p>
      <text:p text:style-name="P7"/>
      <text:p text:style-name="P3"><text:span text:style-name="T1">Ejercicio 3:</text:span> <text:span text:style-name="T9">Pequeños errores al final. Procedimiento muy bien (8/10).</text:span></text:p>
      <text:p text:style-name="P3"/>
      <text:p text:style-name="P3"><text:span text:style-name="T1">Ejercicio 4:</text:span> <text:span text:style-name="T9">Como solución particular debes proponer yp(x)=Cx^2exp(-3x) + D,</text:span> (<text:span text:style-name="T9">8</text:span>/10).</text:p>
      <text:p text:style-name="P8"/>
      <text:p text:style-name="P5"><text:span text:style-name="T1">Ejercicio 5:</text:span> <text:span text:style-name="T9">Perfecto (10/10).</text:span></text:p>
      <text:p text:style-name="P8"/>
      <text:p text:style-name="P5"><text:span text:style-name="T1">Ejercicio 6: </text:span><text:span text:style-name="T3">Perfecto</text:span><text:span text:style-name="T4"> (</text:span><text:span text:style-name="T3">10</text:span><text:span text:style-name="T4">/10).</text:span></text:p>
      <text:p text:style-name="P8"/>
      <text:p text:style-name="P5"><text:span text:style-name="T1">Ejercicio 7:</text:span> <text:span text:style-name="T9">Pequeños errores. Mi cómo lo he hecho yo (7/10).</text:span></text:p>
      <text:p text:style-name="P8"/>
      <text:p text:style-name="P6"><text:span text:style-name="T1">Ejercicio 8:</text:span> <text:span text:style-name="T8">No presentado. </text:span></text:p>
      <text:p text:style-name="P8"/>
      <text:p text:style-name="P6"><text:span text:style-name="T1">Ejercicio 9:</text:span> <text:span text:style-name="T9">Perfecto 10/10.</text:span></text:p>
      <text:p text:style-name="P8"/>
      <text:p text:style-name="P4"><text:span text:style-name="T1">Nota: </text:span><text:bookmark-start text:name="__DdeLink__95_3530221071"/><text:bookmark-start text:name="__DdeLink__103_3106149160"/><text:span text:style-name="T5">(</text:span><text:span text:style-name="T6">5+10+8+8+10+10+7+0+10</text:span><text:span text:style-name="T5">)/9</text:span><text:bookmark-end text:name="__DdeLink__95_3530221071"/><text:bookmark-end text:name="__DdeLink__103_3106149160"/><text:span text:style-name="T5">=</text:span><text:span text:style-name="T6">7.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7:25:00.669737749</dc:date>
    <meta:editing-duration>PT1H43M2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5" meta:character-count="706" meta:non-whitespace-character-count="608"/>
  </office:meta>
</office:document-meta>
</file>